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2" style:family="table-column">
      <style:table-column-properties fo:break-before="auto" style:column-width="137.4pt"/>
    </style:style>
    <style:style style:name="co3" style:family="table-column">
      <style:table-column-properties fo:break-before="auto" style:column-width="30.84pt"/>
    </style:style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200"/>
    </style:style>
    <style:style style:name="ce7" style:family="table-cell" style:parent-style-name="Default">
      <style:text-properties fo:color="#ce181e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ext-properties fo:color="#ce181e" fo:font-style="italic" style:font-style-asian="italic" style:font-style-complex="italic"/>
    </style:style>
    <style:style style:name="ce15" style:family="table-cell" style:parent-style-name="Default" style:data-style-name="N0"/>
    <style:style style:name="ce6" style:family="table-cell" style:parent-style-name="Default">
      <style:text-properties fo:color="#ce181e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ext-properties fo:color="#ce181e" fo:font-style="italic" style:font-style-asian="italic" style:font-style-complex="italic"/>
    </style:style>
    <style:style style:name="ce12" style:family="table-cell" style:parent-style-name="Default">
      <style:table-cell-properties fo:background-color="#fff200"/>
    </style:style>
    <style:style style:name="ce1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cap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QA Cover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Agrotaxon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taxon-dbped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taxon-taxre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agrotax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dbped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taxre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-agrotax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-taxre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ref-agrotax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ref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ref-dbped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4:.B15])" office:value-type="float" office:value="0" calcext:value-type="float">
            <text:p>0</text:p>
          </table:table-cell>
          <table:table-cell table:formula="of:=AVERAGE([.C4:.C15])" office:value-type="float" office:value="0" calcext:value-type="float">
            <text:p>0</text:p>
          </table:table-cell>
          <table:table-cell table:formula="of:=AVERAGE([.D4:.D15])" office:value-type="float" office:value="0" calcext:value-type="float">
            <text:p>0</text:p>
          </table:table-cell>
          <table:table-cell table:formula="of:=AVERAGE([.E4:.E15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Agrotaxon-agrovoc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grotaxon-dbpedia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grotaxon-taxref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grovoc-agrotaxon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grovoc-dbpedia</text:p>
          </table:table-cell>
          <table:table-cell table:number-columns-repeated="4" office:value-type="float" office:value="0.533333333333333" calcext:value-type="float">
            <text:p>0.533333333333333</text:p>
          </table:table-cell>
        </table:table-row>
        <table:table-row table:style-name="ro1">
          <table:table-cell office:value-type="string" calcext:value-type="string">
            <text:p>Agrovoc-taxref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bpedia-agrotaxon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bpedia-agrovoc</text:p>
          </table:table-cell>
          <table:table-cell table:number-columns-repeated="4" office:value-type="float" office:value="0.533333333333333" calcext:value-type="float">
            <text:p>0.533333333333333</text:p>
          </table:table-cell>
        </table:table-row>
        <table:table-row table:style-name="ro1">
          <table:table-cell office:value-type="string" calcext:value-type="string">
            <text:p>Dbpedia-taxref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Taxref-agrotaxon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Taxref-agrovoc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Taxref-dbpedia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/>
          <table:table-cell table:formula="of:=AVERAGE([.B21:.B32])" office:value-type="float" office:value="0.533333333333333" calcext:value-type="float">
            <text:p>0.533333333333333</text:p>
          </table:table-cell>
          <table:table-cell table:formula="of:=AVERAGE([.C21:.C32])" office:value-type="float" office:value="0.533333333333333" calcext:value-type="float">
            <text:p>0.533333333333333</text:p>
          </table:table-cell>
          <table:table-cell table:formula="of:=AVERAGE([.D21:.D32])" office:value-type="float" office:value="0.533333333333333" calcext:value-type="float">
            <text:p>0.533333333333333</text:p>
          </table:table-cell>
          <table:table-cell table:formula="of:=AVERAGE([.E21:.E32])" office:value-type="float" office:value="0.533333333333333" calcext:value-type="float">
            <text:p>0.533333333333333</text:p>
          </table:table-cell>
        </table:table-row>
      </table:table>
      <table:table table:name="agrotaxon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5"/>
          <table:table-cell table:formula="of:=SUM([.B2:.E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3:.E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4:.E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5:.E5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6:.E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7:.E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8:.E8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9:.E9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0:.E1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1:.E11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2:.E1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3:.E1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4:.E1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5:.E15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6:.E1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7:.E1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8:.E18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9:.E19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0:.E2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1:.E21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2:.E2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3:.E2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4:.E2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5:.E25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5])" office:value-type="float" office:value="0" calcext:value-type="float">
            <text:p>0</text:p>
          </table:table-cell>
          <table:table-cell table:formula="of:=SUM([.C2:.C25])" office:value-type="float" office:value="0" calcext:value-type="float">
            <text:p>0</text:p>
          </table:table-cell>
          <table:table-cell table:formula="of:=SUM([.D2:.D25])" office:value-type="float" office:value="0" calcext:value-type="float">
            <text:p>0</text:p>
          </table:table-cell>
          <table:table-cell table:formula="of:=SUM([.E2:.E25])" office:value-type="float" office:value="0" calcext:value-type="float">
            <text:p>0</text:p>
          </table:table-cell>
          <table:table-cell table:formula="of:=SUM([.F2:.F25])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6]/[.F26]" office:value-type="string" office:string-value="" calcext:value-type="error">
            <text:p>#DIV/0!</text:p>
          </table:table-cell>
          <table:table-cell table:style-name="ce12" table:formula="of:=(([.B26]+[.C26])+0.5*[.D26])/[.F26]" office:value-type="string" office:string-value="" calcext:value-type="error">
            <text:p>#DIV/0!</text:p>
          </table:table-cell>
          <table:table-cell table:style-name="ce12" table:formula="of:=(([.B26]+[.D26])+0.5*[.C26])/[.F26]" office:value-type="string" office:string-value="" calcext:value-type="error">
            <text:p>#DIV/0!</text:p>
          </table:table-cell>
          <table:table-cell table:style-name="ce12" table:formula="of:=([.B26]+[.C26]+[.D26]+[.E26])/[.F2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0:.B35])" office:value-type="float" office:value="0" calcext:value-type="float">
            <text:p>0</text:p>
          </table:table-cell>
          <table:table-cell table:formula="of:=SUM([.C30:.C35])" office:value-type="float" office:value="0" calcext:value-type="float">
            <text:p>0</text:p>
          </table:table-cell>
          <table:table-cell table:formula="of:=SUM([.D30:.D35])" office:value-type="float" office:value="0" calcext:value-type="float">
            <text:p>0</text:p>
          </table:table-cell>
          <table:table-cell table:formula="of:=SUM([.E30:.E3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6]/6" office:value-type="float" office:value="0" calcext:value-type="float">
            <text:p>0</text:p>
          </table:table-cell>
          <table:table-cell table:style-name="ce12" table:formula="of:=([.B36]+[.C36]+0.5*[.D36])/6" office:value-type="float" office:value="0" calcext:value-type="float">
            <text:p>0</text:p>
          </table:table-cell>
          <table:table-cell table:style-name="ce12" table:formula="of:=([.B36]+[.D36]+0.5*[.C36])/6" office:value-type="float" office:value="0" calcext:value-type="float">
            <text:p>0</text:p>
          </table:table-cell>
          <table:table-cell table:style-name="ce12" table:formula="of:=([.B36]+[.C36]+[.D36]+[.E36])/6" office:value-type="float" office:value="0" calcext:value-type="float">
            <text:p>0</text:p>
          </table:table-cell>
          <table:table-cell/>
        </table:table-row>
      </table:table>
      <table:table table:name="agrotaxon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hypernym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number-columns-repeated="3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ject- o hyperny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ject o lab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irects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.gen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irects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.gen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-.Plant o kingd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-.Plant o kingdom o subj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ject-o kingd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0" calcext:value-type="float">
            <text:p>0</text:p>
          </table:table-cell>
          <table:table-cell table:formula="of:=SUM([.C2:.C28])" office:value-type="float" office:value="3" calcext:value-type="float">
            <text:p>3</text:p>
          </table:table-cell>
          <table:table-cell table:formula="of:=SUM([.D2:.D28])" office:value-type="float" office:value="6" calcext:value-type="float">
            <text:p>6</text:p>
          </table:table-cell>
          <table:table-cell table:formula="of:=SUM([.E2:.E28])" office:value-type="float" office:value="2" calcext:value-type="float">
            <text:p>2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1" calcext:value-type="float">
            <text:p>11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" calcext:value-type="float">
            <text:p>0</text:p>
          </table:table-cell>
          <table:table-cell table:style-name="ce12" table:formula="of:=(([.B29]+[.C29])+0.5*[.D29])/[.G29]" office:value-type="float" office:value="0.545454545454545" calcext:value-type="float">
            <text:p>0.545454545454545</text:p>
          </table:table-cell>
          <table:table-cell table:style-name="ce12" table:formula="of:=(([.B29]+[.D29])+0.5*[.C29])/[.G29]" office:value-type="float" office:value="0.681818181818182" calcext:value-type="float">
            <text:p>0.681818181818182</text:p>
          </table:table-cell>
          <table:table-cell table:style-name="ce12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nacular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2" calcext:value-type="float">
            <text:p>2</text:p>
          </table:table-cell>
          <table:table-cell table:formula="of:=SUM([.D33:.D38])" office:value-type="float" office:value="3" calcext:value-type="float">
            <text:p>3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" calcext:value-type="float">
            <text:p>0</text:p>
          </table:table-cell>
          <table:table-cell table:style-name="ce12" table:formula="of:=([.B39]+[.C39]+0.5*[.D39])/6" office:value-type="float" office:value="0.583333333333333" calcext:value-type="float">
            <text:p>0.583333333333333</text:p>
          </table:table-cell>
          <table:table-cell table:style-name="ce12" table:formula="of:=([.B39]+[.D39]+0.5*[.C39])/6" office:value-type="float" office:value="0.666666666666667" calcext:value-type="float">
            <text:p>0.666666666666667</text:p>
          </table:table-cell>
          <table:table-cell table:style-name="ce12" table:formula="of:=([.B39]+[.C39]+[.D39]+[.E39])/6" office:value-type="float" office:value="0.833333333333333" calcext:value-type="float">
            <text:p>0.833333333333333</text:p>
          </table:table-cell>
          <table:table-cell table:number-columns-repeated="2"/>
        </table:table-row>
      </table:table>
      <table:table table:name="agrotaxon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6"/>
          <table:table-cell table:formula="of:=SUM([.B2:.F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0" calcext:value-type="float">
            <text:p>0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string" office:string-value="" calcext:value-type="error">
            <text:p>#DIV/0!</text:p>
          </table:table-cell>
          <table:table-cell table:style-name="ce12" table:formula="of:=(([.B29]+[.C29])+0.5*[.D29])/[.G29]" office:value-type="string" office:string-value="" calcext:value-type="error">
            <text:p>#DIV/0!</text:p>
          </table:table-cell>
          <table:table-cell table:style-name="ce12" table:formula="of:=(([.B29]+[.D29])+0.5*[.C29])/[.G29]" office:value-type="string" office:string-value="" calcext:value-type="error">
            <text:p>#DIV/0!</text:p>
          </table:table-cell>
          <table:table-cell table:style-name="ce12" table:formula="of:=([.B29]+[.C29]+[.D29]+[.E29])/[.G2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" calcext:value-type="float">
            <text:p>0</text:p>
          </table:table-cell>
          <table:table-cell table:style-name="ce12" table:formula="of:=([.B39]+[.C39]+0.5*[.D39])/6" office:value-type="float" office:value="0" calcext:value-type="float">
            <text:p>0</text:p>
          </table:table-cell>
          <table:table-cell table:style-name="ce12" table:formula="of:=([.B39]+[.D39]+0.5*[.C39])/6" office:value-type="float" office:value="0" calcext:value-type="float">
            <text:p>0</text:p>
          </table:table-cell>
          <table:table-cell table:style-name="ce12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agrovoc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efscientific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scientific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yRank.hasHigh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Specy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.hasLow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 o 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 o hasLowerRank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o 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4:.F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5: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6: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7:.F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8:.F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9: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0:.F2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7" calcext:value-type="float">
            <text:p>7</text:p>
          </table:table-cell>
          <table:table-cell table:formula="of:=SUM([.C2:.C28])" office:value-type="float" office:value="6" calcext:value-type="float">
            <text:p>6</text:p>
          </table:table-cell>
          <table:table-cell table:formula="of:=SUM([.D2:.D28])" office:value-type="float" office:value="6" calcext:value-type="float">
            <text:p>6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9" calcext:value-type="float">
            <text:p>19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368421052631579" calcext:value-type="float">
            <text:p>0.368421052631579</text:p>
          </table:table-cell>
          <table:table-cell table:style-name="ce12" table:formula="of:=(([.B29]+[.C29])+0.5*[.D29])/[.G29]" office:value-type="float" office:value="0.842105263157895" calcext:value-type="float">
            <text:p>0.842105263157895</text:p>
          </table:table-cell>
          <table:table-cell table:style-name="ce12" table:formula="of:=(([.B29]+[.D29])+0.5*[.C29])/[.G29]" office:value-type="float" office:value="0.842105263157895" calcext:value-type="float">
            <text:p>0.842105263157895</text:p>
          </table:table-cell>
          <table:table-cell table:style-name="ce12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3" calcext:value-type="float">
            <text:p>3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1" calcext:value-type="float">
            <text:p>1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.5" calcext:value-type="float">
            <text:p>0.5</text:p>
          </table:table-cell>
          <table:table-cell table:style-name="ce12" table:formula="of:=([.B39]+[.C39]+0.5*[.D39])/6" office:value-type="float" office:value="0.583333333333333" calcext:value-type="float">
            <text:p>0.583333333333333</text:p>
          </table:table-cell>
          <table:table-cell table:style-name="ce12" table:formula="of:=([.B39]+[.D39]+0.5*[.C39])/6" office:value-type="float" office:value="0.666666666666667" calcext:value-type="float">
            <text:p>0.666666666666667</text:p>
          </table:table-cell>
          <table:table-cell table:style-name="ce12" table:formula="of:=([.B39]+[.C39]+[.D39]+[.E39])/6" office:value-type="float" office:value="0.666666666666667" calcext:value-type="float">
            <text:p>0.666666666666667</text:p>
          </table:table-cell>
          <table:table-cell table:number-columns-repeated="2"/>
        </table:table-row>
      </table:table>
      <table:table table:name="agrovoc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haspa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MemberO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dB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ived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class/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Practive/abstrac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edBy described B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UseOf/isLocationO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iety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B12:.F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13:.F13]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8" calcext:value-type="float">
            <text:p>8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7" calcext:value-type="float">
            <text:p>7</text:p>
          </table:table-cell>
          <table:table-cell table:formula="of:=SUM([.G2:.G28])" office:value-type="float" office:value="15" calcext:value-type="float">
            <text:p>15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533333333333333" calcext:value-type="float">
            <text:p>0.533333333333333</text:p>
          </table:table-cell>
          <table:table-cell table:style-name="ce12" table:formula="of:=(([.B29]+[.C29])+0.5*[.D29])/[.G29]" office:value-type="float" office:value="0.533333333333333" calcext:value-type="float">
            <text:p>0.533333333333333</text:p>
          </table:table-cell>
          <table:table-cell table:style-name="ce12" table:formula="of:=(([.B29]+[.D29])+0.5*[.C29])/[.G29]" office:value-type="float" office:value="0.533333333333333" calcext:value-type="float">
            <text:p>0.533333333333333</text:p>
          </table:table-cell>
          <table:table-cell table:style-name="ce12" table:formula="of:=([.B29]+[.C29]+[.D29]+[.E29])/[.G29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" calcext:value-type="float">
            <text:p>0</text:p>
          </table:table-cell>
          <table:table-cell table:style-name="ce12" table:formula="of:=([.B39]+[.C39]+0.5*[.D39])/6" office:value-type="float" office:value="0" calcext:value-type="float">
            <text:p>0</text:p>
          </table:table-cell>
          <table:table-cell table:style-name="ce12" table:formula="of:=([.B39]+[.D39]+0.5*[.C39])/6" office:value-type="float" office:value="0" calcext:value-type="float">
            <text:p>0</text:p>
          </table:table-cell>
          <table:table-cell table:style-name="ce12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agrovoc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6"/>
          <table:table-cell table:formula="of:=SUM([.B2:.F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0" calcext:value-type="float">
            <text:p>0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string" office:string-value="" calcext:value-type="error">
            <text:p>#DIV/0!</text:p>
          </table:table-cell>
          <table:table-cell table:style-name="ce12" table:formula="of:=(([.B29]+[.C29])+0.5*[.D29])/[.G29]" office:value-type="string" office:string-value="" calcext:value-type="error">
            <text:p>#DIV/0!</text:p>
          </table:table-cell>
          <table:table-cell table:style-name="ce12" table:formula="of:=(([.B29]+[.D29])+0.5*[.C29])/[.G29]" office:value-type="string" office:string-value="" calcext:value-type="error">
            <text:p>#DIV/0!</text:p>
          </table:table-cell>
          <table:table-cell table:style-name="ce12" table:formula="of:=([.B29]+[.C29]+[.D29]+[.E29])/[.G2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" calcext:value-type="float">
            <text:p>0</text:p>
          </table:table-cell>
          <table:table-cell table:style-name="ce12" table:formula="of:=([.B39]+[.C39]+0.5*[.D39])/6" office:value-type="float" office:value="0" calcext:value-type="float">
            <text:p>0</text:p>
          </table:table-cell>
          <table:table-cell table:style-name="ce12" table:formula="of:=([.B39]+[.D39]+0.5*[.C39])/6" office:value-type="float" office:value="0" calcext:value-type="float">
            <text:p>0</text:p>
          </table:table-cell>
          <table:table-cell table:style-name="ce12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dbpedia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6"/>
          <table:table-cell table:formula="of:=SUM([.B2:.F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0" calcext:value-type="float">
            <text:p>0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string" office:string-value="" calcext:value-type="error">
            <text:p>#DIV/0!</text:p>
          </table:table-cell>
          <table:table-cell table:style-name="ce12" table:formula="of:=(([.B29]+[.C29])+0.5*[.D29])/[.G29]" office:value-type="string" office:string-value="" calcext:value-type="error">
            <text:p>#DIV/0!</text:p>
          </table:table-cell>
          <table:table-cell table:style-name="ce12" table:formula="of:=(([.B29]+[.D29])+0.5*[.C29])/[.G29]" office:value-type="string" office:string-value="" calcext:value-type="error">
            <text:p>#DIV/0!</text:p>
          </table:table-cell>
          <table:table-cell table:style-name="ce12" table:formula="of:=([.B29]+[.C29]+[.D29]+[.E29])/[.G2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" calcext:value-type="float">
            <text:p>0</text:p>
          </table:table-cell>
          <table:table-cell table:style-name="ce12" table:formula="of:=([.B39]+[.C39]+0.5*[.D39])/6" office:value-type="float" office:value="0" calcext:value-type="float">
            <text:p>0</text:p>
          </table:table-cell>
          <table:table-cell table:style-name="ce12" table:formula="of:=([.B39]+[.D39]+0.5*[.C39])/6" office:value-type="float" office:value="0" calcext:value-type="float">
            <text:p>0</text:p>
          </table:table-cell>
          <table:table-cell table:style-name="ce12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dbpedia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smemb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Pa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db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ived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3" calcext:value-type="float">
            <text:p>3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3" calcext:value-type="float">
            <text:p>3</text:p>
          </table:table-cell>
          <table:table-cell table:formula="of:=SUM([.G2:.G28])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5" calcext:value-type="float">
            <text:p>0.5</text:p>
          </table:table-cell>
          <table:table-cell table:style-name="ce12" table:formula="of:=(([.B29]+[.C29])+0.5*[.D29])/[.G29]" office:value-type="float" office:value="0.5" calcext:value-type="float">
            <text:p>0.5</text:p>
          </table:table-cell>
          <table:table-cell table:style-name="ce12" table:formula="of:=(([.B29]+[.D29])+0.5*[.C29])/[.G29]" office:value-type="float" office:value="0.5" calcext:value-type="float">
            <text:p>0.5</text:p>
          </table:table-cell>
          <table:table-cell table:style-name="ce12" table:formula="of:=([.B29]+[.C29]+[.D29]+[.E29])/[.G2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" calcext:value-type="float">
            <text:p>0</text:p>
          </table:table-cell>
          <table:table-cell table:style-name="ce12" table:formula="of:=([.B39]+[.C39]+0.5*[.D39])/6" office:value-type="float" office:value="0" calcext:value-type="float">
            <text:p>0</text:p>
          </table:table-cell>
          <table:table-cell table:style-name="ce12" table:formula="of:=([.B39]+[.D39]+0.5*[.C39])/6" office:value-type="float" office:value="0" calcext:value-type="float">
            <text:p>0</text:p>
          </table:table-cell>
          <table:table-cell table:style-name="ce12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dbpedia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road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Lab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ader +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classof+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referenceName o hasRank o lab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3" calcext:value-type="float">
            <text:p>3</text:p>
          </table:table-cell>
          <table:table-cell table:formula="of:=SUM([.C2:.C28])" office:value-type="float" office:value="2" calcext:value-type="float">
            <text:p>2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5" calcext:value-type="float">
            <text:p>5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6" calcext:value-type="float">
            <text:p>0.6</text:p>
          </table:table-cell>
          <table:table-cell table:style-name="ce12" table:formula="of:=(([.B29]+[.C29])+0.5*[.D29])/[.G29]" office:value-type="float" office:value="1" calcext:value-type="float">
            <text:p>1</text:p>
          </table:table-cell>
          <table:table-cell table:style-name="ce12" table:formula="of:=(([.B29]+[.D29])+0.5*[.C29])/[.G29]" office:value-type="float" office:value="0.8" calcext:value-type="float">
            <text:p>0.8</text:p>
          </table:table-cell>
          <table:table-cell table:style-name="ce12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a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3" calcext:value-type="float">
            <text:p>3</text:p>
          </table:table-cell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.5" calcext:value-type="float">
            <text:p>0.5</text:p>
          </table:table-cell>
          <table:table-cell table:style-name="ce12" table:formula="of:=([.B39]+[.C39]+0.5*[.D39])/6" office:value-type="float" office:value="0.666666666666667" calcext:value-type="float">
            <text:p>0.666666666666667</text:p>
          </table:table-cell>
          <table:table-cell table:style-name="ce12" table:formula="of:=([.B39]+[.D39]+0.5*[.C39])/6" office:value-type="float" office:value="0.583333333333333" calcext:value-type="float">
            <text:p>0.583333333333333</text:p>
          </table:table-cell>
          <table:table-cell table:style-name="ce12" table:formula="of:=([.B39]+[.C39]+[.D39]+[.E39])/6" office:value-type="float" office:value="0.666666666666667" calcext:value-type="float">
            <text:p>0.666666666666667</text:p>
          </table:table-cell>
          <table:table-cell table:number-columns-repeated="2"/>
        </table:table-row>
      </table:table>
      <table:table table:name="taxref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efVernacularN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ax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Tax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4:.F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.Taxon o hasHigherRank.Kingdom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5: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-.Taxon o hasHigherRank.Kingdom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6: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-.Taxon o hasLowerRank-.Kingdom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7:.F1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6" calcext:value-type="float">
            <text:p>6</text:p>
          </table:table-cell>
          <table:table-cell table:formula="of:=SUM([.C2:.C28])" office:value-type="float" office:value="6" calcext:value-type="float">
            <text:p>6</text:p>
          </table:table-cell>
          <table:table-cell table:formula="of:=SUM([.D2:.D28])" office:value-type="float" office:value="4" calcext:value-type="float">
            <text:p>4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6" calcext:value-type="float">
            <text:p>16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375" calcext:value-type="float">
            <text:p>0.375</text:p>
          </table:table-cell>
          <table:table-cell table:style-name="ce12" table:formula="of:=(([.B29]+[.C29])+0.5*[.D29])/[.G29]" office:value-type="float" office:value="0.875" calcext:value-type="float">
            <text:p>0.875</text:p>
          </table:table-cell>
          <table:table-cell table:style-name="ce12" table:formula="of:=(([.B29]+[.D29])+0.5*[.C29])/[.G29]" office:value-type="float" office:value="0.8125" calcext:value-type="float">
            <text:p>0.8125</text:p>
          </table:table-cell>
          <table:table-cell table:style-name="ce12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4" calcext:value-type="float">
            <text:p>4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.666666666666667" calcext:value-type="float">
            <text:p>0.666666666666667</text:p>
          </table:table-cell>
          <table:table-cell table:style-name="ce12" table:formula="of:=([.B39]+[.C39]+0.5*[.D39])/6" office:value-type="float" office:value="0.666666666666667" calcext:value-type="float">
            <text:p>0.666666666666667</text:p>
          </table:table-cell>
          <table:table-cell table:style-name="ce12" table:formula="of:=([.B39]+[.D39]+0.5*[.C39])/6" office:value-type="float" office:value="0.666666666666667" calcext:value-type="float">
            <text:p>0.666666666666667</text:p>
          </table:table-cell>
          <table:table-cell table:style-name="ce12" table:formula="of:=([.B39]+[.C39]+[.D39]+[.E39])/6" office:value-type="float" office:value="0.666666666666667" calcext:value-type="float">
            <text:p>0.666666666666667</text:p>
          </table:table-cell>
          <table:table-cell table:number-columns-repeated="2"/>
        </table:table-row>
      </table:table>
      <table:table table:name="taxref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reated o created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ated- o prefLab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ated o prefLab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TaxonomicRank.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ader.Fern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ader- o created o created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1" calcext:value-type="float">
            <text:p>1</text:p>
          </table:table-cell>
          <table:table-cell table:formula="of:=SUM([.C2:.C28])" office:value-type="float" office:value="3" calcext:value-type="float">
            <text:p>3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2" calcext:value-type="float">
            <text:p>2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166666666666667" calcext:value-type="float">
            <text:p>0.166666666666667</text:p>
          </table:table-cell>
          <table:table-cell table:style-name="ce12" table:formula="of:=(([.B29]+[.C29])+0.5*[.D29])/[.G29]" office:value-type="float" office:value="0.666666666666667" calcext:value-type="float">
            <text:p>0.666666666666667</text:p>
          </table:table-cell>
          <table:table-cell table:style-name="ce12" table:formula="of:=(([.B29]+[.D29])+0.5*[.C29])/[.G29]" office:value-type="float" office:value="0.416666666666667" calcext:value-type="float">
            <text:p>0.416666666666667</text:p>
          </table:table-cell>
          <table:table-cell table:style-name="ce12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2" calcext:value-type="float">
            <text:p>2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.166666666666667" calcext:value-type="float">
            <text:p>0.166666666666667</text:p>
          </table:table-cell>
          <table:table-cell table:style-name="ce12" table:formula="of:=([.B39]+[.C39]+0.5*[.D39])/6" office:value-type="float" office:value="0.5" calcext:value-type="float">
            <text:p>0.5</text:p>
          </table:table-cell>
          <table:table-cell table:style-name="ce12" table:formula="of:=([.B39]+[.D39]+0.5*[.C39])/6" office:value-type="float" office:value="0.333333333333333" calcext:value-type="float">
            <text:p>0.333333333333333</text:p>
          </table:table-cell>
          <table:table-cell table:style-name="ce12" table:formula="of:=([.B39]+[.C39]+[.D39]+[.E39])/6" office:value-type="float" office:value="0.833333333333333" calcext:value-type="float">
            <text:p>0.833333333333333</text:p>
          </table:table-cell>
          <table:table-cell table:number-columns-repeated="2"/>
        </table:table-row>
      </table:table>
      <table:table table:name="taxref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lant.isPrimaryTopicOf o primaryTopic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.isPrimaryTopicOf o primaryTopic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.isPrimaryTopicOf o primaryTopic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irects o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gdom- o port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.divi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.phylu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p:genus.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lum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y.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ision-.Plant o kingd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4:.F14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1" calcext:value-type="float">
            <text:p>1</text:p>
          </table:table-cell>
          <table:table-cell table:formula="of:=SUM([.C2:.C28])" office:value-type="float" office:value="1" calcext:value-type="float">
            <text:p>1</text:p>
          </table:table-cell>
          <table:table-cell table:formula="of:=SUM([.D2:.D28])" office:value-type="float" office:value="3" calcext:value-type="float">
            <text:p>3</text:p>
          </table:table-cell>
          <table:table-cell table:formula="of:=SUM([.E2:.E28])" office:value-type="float" office:value="8" calcext:value-type="float">
            <text:p>8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3" calcext:value-type="float">
            <text:p>13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0769230769230769" calcext:value-type="float">
            <text:p>0.076923076923077</text:p>
          </table:table-cell>
          <table:table-cell table:style-name="ce12" table:formula="of:=(([.B29]+[.C29])+0.5*[.D29])/[.G29]" office:value-type="float" office:value="0.269230769230769" calcext:value-type="float">
            <text:p>0.269230769230769</text:p>
          </table:table-cell>
          <table:table-cell table:style-name="ce12" table:formula="of:=(([.B29]+[.D29])+0.5*[.C29])/[.G29]" office:value-type="float" office:value="0.346153846153846" calcext:value-type="float">
            <text:p>0.346153846153846</text:p>
          </table:table-cell>
          <table:table-cell table:style-name="ce12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2" calcext:value-type="float">
            <text:p>2</text:p>
          </table:table-cell>
          <table:table-cell table:formula="of:=SUM([.E33:.E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.166666666666667" calcext:value-type="float">
            <text:p>0.166666666666667</text:p>
          </table:table-cell>
          <table:table-cell table:style-name="ce12" table:formula="of:=([.B39]+[.C39]+0.5*[.D39])/6" office:value-type="float" office:value="0.5" calcext:value-type="float">
            <text:p>0.5</text:p>
          </table:table-cell>
          <table:table-cell table:style-name="ce12" table:formula="of:=([.B39]+[.D39]+0.5*[.C39])/6" office:value-type="float" office:value="0.583333333333333" calcext:value-type="float">
            <text:p>0.583333333333333</text:p>
          </table:table-cell>
          <table:table-cell table:style-name="ce12" table:formula="of:=([.B39]+[.C39]+[.D39]+[.E39])/6" office:value-type="float" office:value="0.833333333333333" calcext:value-type="float">
            <text:p>0.833333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5:17:56.961569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3:46:10.302210335</meta:creation-date>
    <dc:date>2019-09-09T15:21:22.817405626</dc:date>
    <meta:editing-duration>P1DT15H15M22S</meta:editing-duration>
    <meta:editing-cycles>78</meta:editing-cycles>
    <meta:generator>LibreOffice/6.0.7.3$Linux_X86_64 LibreOffice_project/00m0$Build-3</meta:generator>
    <meta:document-statistic meta:table-count="13" meta:cell-count="1116" meta:object-count="0"/>
  </office:meta>
</office:document-meta>
</file>